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7d73" officeooo:paragraph-rsid="001c7d73" style:font-weight-asian="normal" style:font-weight-complex="normal"/>
    </style:style>
    <style:style style:name="P2" style:family="paragraph" style:parent-style-name="Standard">
      <style:paragraph-properties fo:margin-top="0cm" fo:margin-bottom="0.282cm" loext:contextual-spacing="false"/>
      <style:text-properties fo:font-weight="normal" officeooo:rsid="001cd382" officeooo:paragraph-rsid="001c7d73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weight="normal" officeooo:rsid="001cd382" officeooo:paragraph-rsid="001c7d73" style:font-weight-asian="normal" style:font-weight-complex="normal"/>
    </style:style>
    <style:style style:name="P4" style:family="paragraph" style:parent-style-name="Standard">
      <style:paragraph-properties fo:margin-top="0cm" fo:margin-bottom="0.282cm" loext:contextual-spacing="false"/>
      <style:text-properties style:font-name="Century Gothic" fo:font-size="10pt" fo:font-style="normal" fo:font-weight="normal" officeooo:rsid="001cd382" officeooo:paragraph-rsid="001c7d73" style:font-name-asian="Century Gothic1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P5" style:family="paragraph" style:parent-style-name="Standard">
      <style:paragraph-properties fo:margin-top="0cm" fo:margin-bottom="0.282cm" loext:contextual-spacing="false" fo:text-align="start" style:justify-single-word="false"/>
      <style:text-properties style:font-name="Century Gothic" fo:font-size="10pt" fo:font-style="normal" fo:text-shadow="none" style:text-underline-style="none" fo:font-weight="normal" officeooo:rsid="002ab5d7" officeooo:paragraph-rsid="001f9c2d" style:font-name-asian="Century Gothic1" style:font-size-asian="8.75pt" style:font-style-asian="normal" style:font-weight-asian="normal" style:font-name-complex="Century Gothic1" style:font-size-complex="10pt" style:font-style-complex="normal" style:font-weight-complex="normal"/>
    </style:style>
    <style:style style:name="P6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Century Gothic" fo:font-size="10pt" fo:font-style="normal" fo:text-shadow="none" style:text-underline-style="none" fo:font-weight="normal" officeooo:rsid="002ab5d7" officeooo:paragraph-rsid="0021ab82" style:font-name-asian="Century Gothic1" style:font-size-asian="8.75pt" style:font-style-asian="normal" style:font-weight-asian="normal" style:font-name-complex="Century Gothic1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.282cm" loext:contextual-spacing="false"/>
      <style:text-properties fo:font-weight="normal" officeooo:rsid="001c7d73" officeooo:paragraph-rsid="001f3a81" style:font-weight-asian="normal" style:font-weight-complex="normal"/>
    </style:style>
    <style:style style:name="P8" style:family="paragraph" style:parent-style-name="Standard">
      <style:paragraph-properties fo:margin-top="0cm" fo:margin-bottom="0.282cm" loext:contextual-spacing="false"/>
      <style:text-properties fo:font-weight="normal" officeooo:rsid="001c7d73" officeooo:paragraph-rsid="0021754b" style:font-weight-asian="normal" style:font-weight-complex="normal"/>
    </style:style>
    <style:style style:name="P9" style:family="paragraph" style:parent-style-name="Standard">
      <style:paragraph-properties fo:margin-top="0cm" fo:margin-bottom="0.282cm" loext:contextual-spacing="false" fo:text-align="center" style:justify-single-word="false"/>
      <style:text-properties fo:font-weight="normal" officeooo:rsid="001c7d73" officeooo:paragraph-rsid="0021ab82" style:font-weight-asian="normal" style:font-weight-complex="normal"/>
    </style:style>
    <style:style style:name="P10" style:family="paragraph" style:parent-style-name="Standard">
      <style:paragraph-properties fo:margin-top="0cm" fo:margin-bottom="0.282cm" loext:contextual-spacing="false"/>
      <style:text-properties fo:font-weight="normal" officeooo:rsid="001f9c2d" officeooo:paragraph-rsid="001f9c2d" style:font-weight-asian="normal" style:font-weight-complex="normal"/>
    </style:style>
    <style:style style:name="P11" style:family="paragraph" style:parent-style-name="Standard">
      <style:paragraph-properties fo:margin-top="0cm" fo:margin-bottom="0.282cm" loext:contextual-spacing="false" fo:text-align="start" style:justify-single-word="false"/>
      <style:text-properties fo:font-weight="normal" officeooo:rsid="001f9c2d" officeooo:paragraph-rsid="001f9c2d" style:font-weight-asian="normal" style:font-weight-complex="normal"/>
    </style:style>
    <style:style style:name="P12" style:family="paragraph" style:parent-style-name="Standard">
      <style:paragraph-properties fo:margin-top="0cm" fo:margin-bottom="0.282cm" loext:contextual-spacing="false" fo:text-align="center" style:justify-single-word="false"/>
      <style:text-properties fo:font-weight="bold" officeooo:rsid="0021754b" officeooo:paragraph-rsid="0021754b" style:font-weight-asian="bold" style:font-weight-complex="bold"/>
    </style:style>
    <style:style style:name="P13" style:family="paragraph" style:parent-style-name="Text_20_body">
      <style:text-properties fo:font-style="normal" fo:font-weight="normal" officeooo:rsid="001cd382" officeooo:paragraph-rsid="001c7d73" style:font-style-asian="normal" style:font-weight-asian="normal" style:font-style-complex="normal" style:font-weight-complex="normal"/>
    </style:style>
    <style:style style:name="T1" style:family="text">
      <style:text-properties style:font-name="Century Gothic" fo:font-size="10pt" fo:font-style="normal" style:font-name-asian="Century Gothic1" style:font-size-asian="10pt" style:font-style-asian="normal" style:font-name-complex="Century Gothic1" style:font-size-complex="10pt" style:font-style-complex="normal"/>
    </style:style>
    <style:style style:name="T2" style:family="text">
      <style:text-properties style:font-name="Century Gothic" fo:font-size="10pt" fo:font-style="normal" officeooo:rsid="001c7d73" style:font-name-asian="Century Gothic1" style:font-size-asian="10pt" style:font-style-asian="normal" style:font-name-complex="Century Gothic1" style:font-size-complex="10pt" style:font-style-complex="normal"/>
    </style:style>
    <style:style style:name="T3" style:family="text">
      <style:text-properties style:font-name="Century Gothic" fo:font-size="10pt" fo:font-style="normal" fo:font-weight="bold" style:font-name-asian="Century Gothic1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d7d53"/>
    </style:style>
    <style:style style:name="T7" style:family="text">
      <style:text-properties style:font-name="Times New Roman" fo:font-size="12pt" fo:font-style="normal" style:font-name-asian="Century Gothic1" style:font-size-asian="12pt" style:font-style-asian="normal" style:font-name-complex="Century Gothic1" style:font-size-complex="12pt" style:font-style-complex="normal"/>
    </style:style>
    <style:style style:name="T8" style:family="text">
      <style:text-properties style:font-name="Times New Roman" fo:font-size="12pt" fo:font-style="normal" officeooo:rsid="001dc272" style:font-name-asian="Century Gothic1" style:font-size-asian="12pt" style:font-style-asian="normal" style:font-name-complex="Century Gothic1" style:font-size-complex="12pt" style:font-style-complex="normal"/>
    </style:style>
    <style:style style:name="T9" style:family="text">
      <style:text-properties style:font-name="Times New Roman" fo:font-size="12pt" fo:font-style="normal" officeooo:rsid="001ee6c2" style:font-name-asian="Century Gothic1" style:font-size-asian="12pt" style:font-style-asian="normal" style:font-name-complex="Century Gothic1" style:font-size-complex="12pt" style:font-style-complex="normal"/>
    </style:style>
    <style:style style:name="T10" style:family="text">
      <style:text-properties style:font-name="Times New Roman" fo:font-size="12pt" fo:font-style="normal" officeooo:rsid="0021754b" style:font-name-asian="Century Gothic1" style:font-size-asian="12pt" style:font-style-asian="normal" style:font-name-complex="Century Gothic1" style:font-size-complex="12pt" style:font-style-complex="normal"/>
    </style:style>
    <style:style style:name="T11" style:family="text">
      <style:text-properties style:font-name="Times New Roman" fo:font-size="12pt" fo:font-style="normal" fo:font-weight="bold" officeooo:rsid="001f3a81" style:font-name-asian="Century Gothic1" style:font-size-asian="12pt" style:font-style-asian="normal" style:font-weight-asian="bold" style:font-name-complex="Century Gothic1" style:font-size-complex="12pt" style:font-style-complex="normal" style:font-weight-complex="bold"/>
    </style:style>
    <style:style style:name="T12" style:family="text">
      <style:text-properties style:font-name="Times New Roman" fo:font-size="12pt" fo:font-style="normal" fo:font-weight="bold" officeooo:rsid="0021754b" style:font-name-asian="Century Gothic1" style:font-size-asian="12pt" style:font-style-asian="normal" style:font-weight-asian="bold" style:font-name-complex="Century Gothic1" style:font-size-complex="12pt" style:font-style-complex="normal" style:font-weight-complex="bold"/>
    </style:style>
    <style:style style:name="T13" style:family="text">
      <style:text-properties style:font-name="Times New Roman" fo:font-size="12pt" fo:font-style="normal" fo:text-shadow="none" style:text-underline-style="none" style:font-name-asian="Century Gothic1" style:font-size-asian="12pt" style:font-style-asian="normal" style:font-name-complex="Century Gothic1" style:font-size-complex="12pt" style:font-style-complex="normal"/>
    </style:style>
    <style:style style:name="T14" style:family="text">
      <style:text-properties style:font-name="Times New Roman" fo:font-size="12pt" fo:font-style="normal" fo:text-shadow="none" style:text-underline-style="none" officeooo:rsid="0021ab82" style:font-name-asian="Century Gothic1" style:font-size-asian="12pt" style:font-style-asian="normal" style:font-name-complex="Century Gothic1" style:font-size-complex="12pt" style:font-style-complex="normal"/>
    </style:style>
    <style:style style:name="T15" style:family="text">
      <style:text-properties style:font-name="Times New Roman" fo:font-size="12pt" fo:font-style="normal" fo:text-shadow="none" style:text-underline-style="none" officeooo:rsid="001ee6c2" style:font-name-asian="Century Gothic1" style:font-size-asian="12pt" style:font-style-asian="normal" style:font-name-complex="Century Gothic1" style:font-size-complex="12pt" style:font-style-complex="normal"/>
    </style:style>
    <style:style style:name="T16" style:family="text">
      <style:text-properties style:font-name="Times New Roman" fo:font-size="12pt" fo:font-style="normal" fo:text-shadow="none" style:text-underline-style="none" officeooo:rsid="001dc272" style:font-name-asian="Century Gothic1" style:font-size-asian="12pt" style:font-style-asian="normal" style:font-name-complex="Century Gothic1" style:font-size-complex="12pt" style:font-style-complex="normal"/>
    </style:style>
    <style:style style:name="T17" style:family="text">
      <style:text-properties style:font-name="Times New Roman" fo:font-size="12pt" fo:font-style="normal" fo:text-shadow="none" style:text-underline-style="none" officeooo:rsid="0021754b" style:font-name-asian="Century Gothic1" style:font-size-asian="12pt" style:font-style-asian="normal" style:font-name-complex="Century Gothic1" style:font-size-complex="12pt" style:font-style-complex="normal"/>
    </style:style>
    <style:style style:name="T18" style:family="text">
      <style:text-properties style:font-name="Times New Roman" fo:font-size="12pt" fo:font-style="normal" fo:text-shadow="none" style:text-underline-style="none" fo:font-weight="bold" officeooo:rsid="001f3a81" style:font-name-asian="Century Gothic1" style:font-size-asian="12pt" style:font-style-asian="normal" style:font-weight-asian="bold" style:font-name-complex="Century Gothic1" style:font-size-complex="12pt" style:font-style-complex="normal" style:font-weight-complex="bold"/>
    </style:style>
    <style:style style:name="T19" style:family="text">
      <style:text-properties style:font-name="Times New Roman" fo:font-size="12pt" fo:font-style="normal" fo:text-shadow="none" style:text-underline-style="none" fo:font-weight="bold" officeooo:rsid="0021754b" style:font-name-asian="Century Gothic1" style:font-size-asian="12pt" style:font-style-asian="normal" style:font-weight-asian="bold" style:font-name-complex="Century Gothic1" style:font-size-complex="12pt" style:font-style-complex="normal" style:font-weight-complex="bold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21ab82" style:font-size-asian="12pt" style:font-size-complex="12pt"/>
    </style:style>
    <style:style style:name="T22" style:family="text">
      <style:text-properties style:font-name="Times New Roman" fo:font-size="12pt" officeooo:rsid="001ee6c2" style:font-size-asian="12pt" style:font-size-complex="12pt"/>
    </style:style>
    <style:style style:name="T23" style:family="text">
      <style:text-properties style:font-name="Times New Roman" fo:font-size="12pt" fo:font-weight="bold" officeooo:rsid="0021ab82" style:font-size-asian="12pt" style:font-weight-asian="bold" style:font-size-complex="12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21754b"/>
    </style:style>
    <style:style style:name="T26" style:family="text">
      <style:text-properties style:font-name="Times New Roman" fo:font-size="12pt" fo:font-style="normal" fo:text-shadow="none" style:text-underline-style="none" style:font-name-asian="Century Gothic1" style:font-size-asian="12pt" style:font-style-asian="normal" style:font-name-complex="Century Gothic1" style:font-size-complex="12pt" style:font-style-complex="normal"/>
    </style:style>
    <style:style style:name="T27" style:family="text">
      <style:text-properties style:font-name="Times New Roman" fo:font-size="12pt" fo:font-style="normal" fo:text-shadow="none" style:text-underline-style="none" officeooo:rsid="002ab5d7" style:font-name-asian="Century Gothic1" style:font-size-asian="12pt" style:font-style-asian="normal" style:font-name-complex="Century Gothic1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4">Para insertar enlaces tendrás que usar estas etiquetas:</text:span> <text:span text:style-name="T6">(poner la explicacion a un lado y imagen <text:tab/><text:tab/><text:tab/><text:tab/><text:tab/><text:tab/><text:tab/><text:tab/><text:tab/>explicativa al otro con boxes)</text:span></text:p>
      <text:p text:style-name="P1"/>
      <text:p text:style-name="P3">&lt;a href="<text:span text:style-name="T4">x</text:span>" &gt; <text:span text:style-name="T25">NombreDelLink</text:span> <text:span text:style-name="T5">&lt;/a&gt; </text:span></text:p>
      <text:p text:style-name="P13"/>
      <text:p text:style-name="P2"><text:span text:style-name="T1">Un atributo interesante </text:span><text:span text:style-name="T2">a añadir dentro de la etiqueta</text:span><text:span text:style-name="T1"> es el </text:span><text:span text:style-name="T3">target=”_black”. </text:span><text:span text:style-name="T1">Esto sirve para que añadir una pestaña a parte cuando se pincha en el enlace, para que no se vayan de nuestra página.</text:span></text:p>
      <text:p text:style-name="P4"/>
      <text:p text:style-name="P8"><text:span text:style-name="T1">Ejemplo: <text:tab/></text:span><text:span text:style-name="T8">&lt;</text:span><text:span text:style-name="T9">a href= " </text:span><text:span text:style-name="T11">www.youtube.es</text:span><text:span text:style-name="T9">" target="_black &gt; <text:s/></text:span><text:span text:style-name="T12">Youtube</text:span><text:span text:style-name="T10"> </text:span><text:span text:style-name="T27">&lt;/a&gt;</text:span></text:p>
      <text:p text:style-name="P12"><text:span text:style-name="T27">E</text:span><text:span text:style-name="T13">s necesario ponerle nombre al link, ya que no podrás usarlo si no tiene ningún nombre.</text:span></text:p>
      <text:p text:style-name="P7"><text:span text:style-name="T9"/></text:p>
      <text:p text:style-name="P10"><text:span text:style-name="T9">L</text:span><text:span text:style-name="T7">os botones se pueden complementar con los enlaces anteriores para hacerlos funcionales, ya que si lo presionas y no haces ningún enlace antes, solo serán meros botones virtuales sin ninguna funcion:</text:span></text:p>
      <text:p text:style-name="P10"><text:span text:style-name="T7">Se usará la siguiente etiqueta para crear el botón:</text:span></text:p>
      <text:p text:style-name="P5"><text:span text:style-name="T20"><text:tab/><text:tab/><text:tab/><text:tab/>&lt;input type="button" value="x"&gt;</text:span></text:p>
      <text:p text:style-name="P11"><text:span text:style-name="T13">Donde </text:span><text:span text:style-name="T14">pone </text:span><text:span text:style-name="T13">value, </text:span><text:span text:style-name="T14">hay que especificar el nombre del link al que se quiere acceder a la hora de presionar el botón. Enlazando el boton con el ejemplo del link anterior de Youtube, habría que poner lo siguiente para a acceder a Youtube al presionarlo: </text:span></text:p>
      <text:p text:style-name="P9"><text:span text:style-name="T16"/></text:p>
      <text:p text:style-name="P9"><text:span text:style-name="T16">&lt;</text:span><text:span text:style-name="T15">a href= " </text:span><text:span text:style-name="T18">www.youtube.es</text:span><text:span text:style-name="T15">" target="_black &gt; <text:s/></text:span><text:span text:style-name="T19">Youtube</text:span><text:span text:style-name="T17"> </text:span><text:span text:style-name="T27">&lt;/a&gt;</text:span></text:p>
      <text:p text:style-name="P6"><text:span text:style-name="T22">&lt;input type="button" value="</text:span><text:span text:style-name="T23">Youtube</text:span><text:span text:style-name="T22">"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32S</meta:editing-duration>
    <meta:editing-cycles>24</meta:editing-cycles>
    <meta:generator>LibreOffice/5.0.6.3$Linux_x86 LibreOffice_project/490fc03b25318460cfc54456516ea2519c11d1aa</meta:generator>
    <dc:date>2016-05-25T15:12:09.282866608</dc:date>
    <meta:document-statistic meta:table-count="0" meta:image-count="0" meta:object-count="0" meta:page-count="1" meta:paragraph-count="11" meta:word-count="185" meta:character-count="1147" meta:non-whitespace-character-count="955"/>
    <meta:user-defined meta:name="Info 1"/>
    <meta:user-defined meta:name="Info 2"/>
    <meta:user-defined meta:name="Info 3"/>
    <meta:user-defined meta:name="Info 4"/>
  </office:meta>
</office:document-meta>
</file>